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301.5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6.7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11">
      <style:table-cell-properties style:text-align-source="fix" style:repeat-content="false" style:rotation-align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Publikující smluvní strana</text:p>
          </table:table-cell>
          <table:table-cell office:value-type="string" calcext:value-type="string">
            <text:p>Textové označení smlouvy</text:p>
          </table:table-cell>
          <table:table-cell office:value-type="string" calcext:value-type="string">
            <text:p>Publikováno</text:p>
          </table:table-cell>
          <table:table-cell table:style-name="Default" office:value-type="string" calcext:value-type="string">
            <text:p>Hodnota smlouvy vč. DPH</text:p>
          </table:table-cell>
          <table:table-cell table:style-name="Default" office:value-type="string" calcext:value-type="string">
            <text:p>Hodnota smlouvy bez DPH</text:p>
          </table:table-cell>
        </table:table-row>
        <table:table-row table:style-name="ro1">
          <table:table-cell office:value-type="string" calcext:value-type="string">
            <text:p>Středočeský kraj - rejstřík smluv (Středočeský kraj)</text:p>
          </table:table-cell>
          <table:table-cell office:value-type="string" calcext:value-type="string">
            <text:p>Katusice obec - Fond podpory JSDH a složek IZS, neinvestiční transfér, ÚZ 93 s FV do 1 roku</text:p>
          </table:table-cell>
          <table:table-cell office:value-type="string" calcext:value-type="string">
            <text:p>12.07.2016 12:06:01</text:p>
          </table:table-cell>
          <table:table-cell office:value-type="currency" office:currency="CZK" office:value="145000" calcext:value-type="currency">
            <text:p><text:s text:c="4"/>145 0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ředočeský kraj - rejstřík smluv (Středočeský kraj)</text:p>
          </table:table-cell>
          <table:table-cell office:value-type="string" calcext:value-type="string">
            <text:p>Kancelářské potřeby, pro doplnění skladu kancelářských potřeb do doby, než bude vysoutěžena smlouva</text:p>
          </table:table-cell>
          <table:table-cell office:value-type="string" calcext:value-type="string">
            <text:p>14.07.2016 08:22:08</text:p>
          </table:table-cell>
          <table:table-cell office:value-type="currency" office:currency="CZK" office:value="291651" calcext:value-type="currency">
            <text:p><text:s text:c="4"/>291 651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ředočeský kraj - rejstřík smluv (Středočeský kraj)</text:p>
          </table:table-cell>
          <table:table-cell office:value-type="string" calcext:value-type="string">
            <text:p>Nalžovický zámek, poskytovatel sociálních služeb-Veřejnoprávní <text:s/>smlouva o dotaci/příspěvku na poskytování sociální služby, tedy činnosti nebo souboručinností podle zákona č.108/2006 Sb., zajišťujících pomoc a podporu osobám za účelem sociálního začleněn</text:p>
          </table:table-cell>
          <table:table-cell office:value-type="string" calcext:value-type="string">
            <text:p>11.07.2016 09:43:52</text:p>
          </table:table-cell>
          <table:table-cell office:value-type="currency" office:currency="CZK" office:value="12431700" calcext:value-type="currency">
            <text:p><text:s text:c="3"/>12 431 7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Provedení managentu v PP Hluchov</text:p>
          </table:table-cell>
          <table:table-cell office:value-type="string" calcext:value-type="string">
            <text:p>21.07.2016 11:42:54</text:p>
          </table:table-cell>
          <table:table-cell office:value-type="currency" office:currency="CZK" office:value="117914.5" calcext:value-type="currency">
            <text:p><text:s text:c="4"/>117 914,5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Pořízení 5 ks nových kopírovacích strojů (náhradaza vyřazené)</text:p>
          </table:table-cell>
          <table:table-cell office:value-type="string" calcext:value-type="string">
            <text:p>25.07.2016 13:34:05</text:p>
          </table:table-cell>
          <table:table-cell office:value-type="currency" office:currency="CZK" office:value="346755.75" calcext:value-type="currency">
            <text:p><text:s text:c="4"/>346 755,75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Smlouva o poskytování právních služeb - poradenství v oblasti metodiky zadávání veřejných zakázek</text:p>
          </table:table-cell>
          <table:table-cell office:value-type="string" calcext:value-type="string">
            <text:p>26.07.2016 15:09:25</text:p>
          </table:table-cell>
          <table:table-cell office:value-type="currency" office:currency="CZK" office:value="2299000" calcext:value-type="currency">
            <text:p><text:s text:c="3"/>2 299 000,00 CZK</text:p>
          </table:table-cell>
          <table:table-cell office:value-type="currency" office:currency="CZK" office:value="1900000" calcext:value-type="currency">
            <text:p><text:s text:c="3"/>1 900 000,00 CZK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Provedení managementu v PP Břežanské údolí</text:p>
          </table:table-cell>
          <table:table-cell office:value-type="string" calcext:value-type="string">
            <text:p>25.07.2016 15:45:35</text:p>
          </table:table-cell>
          <table:table-cell office:value-type="currency" office:currency="CZK" office:value="286857.12" calcext:value-type="currency">
            <text:p><text:s text:c="4"/>286 857,12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Dodání 1 500 kusů publikace Vladimíra Jiránka nazvané „HUMOR“</text:p>
          </table:table-cell>
          <table:table-cell office:value-type="string" calcext:value-type="string">
            <text:p>19.07.2016 08:13:19</text:p>
          </table:table-cell>
          <table:table-cell office:value-type="currency" office:currency="CZK" office:value="585000" calcext:value-type="currency">
            <text:p><text:s text:c="4"/>585 0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Provedení managementu v PR Týnecké mokřiny</text:p>
          </table:table-cell>
          <table:table-cell office:value-type="string" calcext:value-type="string">
            <text:p>25.07.2016 15:52:34</text:p>
          </table:table-cell>
          <table:table-cell office:value-type="currency" office:currency="CZK" office:value="265800" calcext:value-type="currency">
            <text:p><text:s text:c="4"/>265 8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Nalžovický zámek, poskytovatel sociálních služeb-Veřejnoprávní <text:s/>smlouva o dotaci/příspěvku na poskytování sociální služby, tedy činnosti nebo souboručinností podle zákona č.108/2006 Sb., zajišťujících pomoc a podporu osobám za účelem sociálního začleněn</text:p>
          </table:table-cell>
          <table:table-cell office:value-type="string" calcext:value-type="string">
            <text:p>15.07.2016 13:39:07</text:p>
          </table:table-cell>
          <table:table-cell office:value-type="currency" office:currency="CZK" office:value="1484900" calcext:value-type="currency">
            <text:p><text:s text:c="3"/>1 484 9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01 - Propagační předměty s logem Středočeského kraje - kovové kuličkové pero, potisk 2 barvy 3000 ks, reflexní páska 1000 ks, polyester s kovovou karabinou 1000 ks</text:p>
          </table:table-cell>
          <table:table-cell office:value-type="string" calcext:value-type="string">
            <text:p>21.07.2016 10:16:38</text:p>
          </table:table-cell>
          <table:table-cell office:value-type="currency" office:currency="CZK" office:value="86959" calcext:value-type="currency">
            <text:p><text:s text:c="4"/>86 959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01 - Propagační předměty s logem Středočeského kraje - kovové kuličkové pero, potisk 2 barvy 3000 ks, reflexní páska 1000 ks, polyester s kovovou karabinou 1000 ks</text:p>
          </table:table-cell>
          <table:table-cell office:value-type="string" calcext:value-type="string">
            <text:p>21.07.2016 10:47:58</text:p>
          </table:table-cell>
          <table:table-cell office:value-type="currency" office:currency="CZK" office:value="86959" calcext:value-type="currency">
            <text:p><text:s text:c="4"/>86 959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Poradna pro občanství, občanská a lidská práva-Veřejnoprávní <text:s/>smlouva o dotaci/příspěvku na poskytování sociální služby, tedy činnosti nebo souboru činností podle zákona č.108/2006 Sb., zajišťujícíchpomoc a podporu osobám za účelem sociálního začlenění</text:p>
          </table:table-cell>
          <table:table-cell office:value-type="string" calcext:value-type="string">
            <text:p>15.07.2016 14:02:11</text:p>
          </table:table-cell>
          <table:table-cell office:value-type="currency" office:currency="CZK" office:value="2875300" calcext:value-type="currency">
            <text:p><text:s text:c="3"/>2 875 3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Centrum seniorů Mělník-Veřejnoprávní <text:s/>smlouva o dotaci/příspěvku na poskytování sociální služby, tedy činnosti nebo souboru činností podle zákona č.108/2006 Sb., zajišťujících pomoc a podporu osobám za účelem sociálního začlenění nebo prevence sociálního</text:p>
          </table:table-cell>
          <table:table-cell office:value-type="string" calcext:value-type="string">
            <text:p>18.07.2016 11:29:04</text:p>
          </table:table-cell>
          <table:table-cell office:value-type="currency" office:currency="CZK" office:value="1745100" calcext:value-type="currency">
            <text:p><text:s text:c="3"/>1 745 1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Centrum seniorů Mělník-Veřejnoprávní <text:s/>smlouva o dotaci/příspěvku na poskytování sociální služby, tedy činnosti nebo souboru činností podle zákona č.108/2006 Sb., zajišťujících pomoc a podporu osobám za účelem sociálního začlenění nebo prevence sociálního</text:p>
          </table:table-cell>
          <table:table-cell office:value-type="string" calcext:value-type="string">
            <text:p>18.07.2016 11:18:49</text:p>
          </table:table-cell>
          <table:table-cell office:value-type="currency" office:currency="CZK" office:value="7533700" calcext:value-type="currency">
            <text:p><text:s text:c="3"/>7 533 7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Domov Barbora Kutná Hora, poskytovatel sociálníchslužeb-Veřejnoprávní <text:s/>smlouva o dotaci/příspěvku na poskytování sociální služby, tedy činnosti nebosouboru činností podle zákona č.108/2006 Sb., zajišťujících pomoc a podporu osobám za účelem sociálního</text:p>
          </table:table-cell>
          <table:table-cell office:value-type="string" calcext:value-type="string">
            <text:p>18.07.2016 12:22:38</text:p>
          </table:table-cell>
          <table:table-cell office:value-type="currency" office:currency="CZK" office:value="16117500" calcext:value-type="currency">
            <text:p><text:s text:c="3"/>16 117 5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Domov Barbora Kutná Hora, poskytovatel sociálníchslužeb-Veřejnoprávní <text:s/>smlouva o dotaci/příspěvku na poskytování sociální služby, tedy činnosti nebosouboru činností podle zákona č.108/2006 Sb., zajišťujících pomoc a podporu osobám za účelem sociálního</text:p>
          </table:table-cell>
          <table:table-cell office:value-type="string" calcext:value-type="string">
            <text:p>18.07.2016 13:43:19</text:p>
          </table:table-cell>
          <table:table-cell office:value-type="currency" office:currency="CZK" office:value="2237000" calcext:value-type="currency">
            <text:p><text:s text:c="3"/>2 237 0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Registr smluv (Středočeský kraj)</text:p>
          </table:table-cell>
          <table:table-cell office:value-type="string" calcext:value-type="string">
            <text:p>Poradna pro občanství, občanská a lidská práva-Veřejnoprávní <text:s/>smlouva o dotaci/příspěvku na poskytování sociální služby, tedy činnosti nebo souboru činností podle zákona č.108/2006 Sb., zajišťujícíchpomoc a podporu osobám za účelem sociálního začlenění</text:p>
          </table:table-cell>
          <table:table-cell office:value-type="string" calcext:value-type="string">
            <text:p>18.07.2016 07:34:54</text:p>
          </table:table-cell>
          <table:table-cell office:value-type="currency" office:currency="CZK" office:value="178200" calcext:value-type="currency">
            <text:p><text:s text:c="4"/>178 2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Základní škola Jindřicha Matiegky Mělník, příspěvková organizace</text:p>
          </table:table-cell>
          <table:table-cell office:value-type="string" calcext:value-type="string">
            <text:p>Pronájem nebytových prostor</text:p>
          </table:table-cell>
          <table:table-cell office:value-type="string" calcext:value-type="string">
            <text:p>21.07.2016 10:28:13</text:p>
          </table:table-cell>
          <table:table-cell table:number-columns-repeated="2" office:value-type="currency" office:currency="CZK" office:value="90120" calcext:value-type="currency">
            <text:p><text:s text:c="4"/>90 120,00 CZK</text:p>
          </table:table-cell>
        </table:table-row>
        <table:table-row table:style-name="ro1">
          <table:table-cell office:value-type="string" calcext:value-type="string">
            <text:p>Katastrální úřad pro Středočeský kraj</text:p>
          </table:table-cell>
          <table:table-cell office:value-type="string" calcext:value-type="string">
            <text:p>Kupní smlouva-regály</text:p>
          </table:table-cell>
          <table:table-cell office:value-type="string" calcext:value-type="string">
            <text:p>26.07.2016 10:05:03</text:p>
          </table:table-cell>
          <table:table-cell office:value-type="currency" office:currency="CZK" office:value="104549.61" calcext:value-type="currency">
            <text:p><text:s text:c="4"/>104 549,61 CZK</text:p>
          </table:table-cell>
          <table:table-cell office:value-type="currency" office:currency="CZK" office:value="86404.64" calcext:value-type="currency">
            <text:p><text:s text:c="4"/>86 404,64 CZK</text:p>
          </table:table-cell>
        </table:table-row>
        <table:table-row table:style-name="ro1">
          <table:table-cell office:value-type="string" calcext:value-type="string">
            <text:p>Statutární město Mladá Boleslav</text:p>
          </table:table-cell>
          <table:table-cell office:value-type="string" calcext:value-type="string">
            <text:p>Směnná smlouva Ptácká X Zálužanská</text:p>
          </table:table-cell>
          <table:table-cell office:value-type="string" calcext:value-type="string">
            <text:p>18.07.2016 16:47:54</text:p>
          </table:table-cell>
          <table:table-cell table:number-columns-repeated="2" table:style-name="ce3"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DIAMO, státní podnik</text:p>
          </table:table-cell>
          <table:table-cell office:value-type="string" calcext:value-type="string">
            <text:p>Prodej nemovitosti p.p.č. 2963/107 na LV č. 4346 v k.ú. a obci Příbram</text:p>
          </table:table-cell>
          <table:table-cell office:value-type="string" calcext:value-type="string">
            <text:p>20.07.2016 08:45:02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616720" calcext:value-type="float">
            <text:p>616720</text:p>
          </table:table-cell>
        </table:table-row>
        <table:table-row table:style-name="ro1">
          <table:table-cell office:value-type="string" calcext:value-type="string">
            <text:p>Město Brandýs nad Labem-Stará Boleslav</text:p>
          </table:table-cell>
          <table:table-cell office:value-type="string" calcext:value-type="string">
            <text:p>Smlouvu o zřízení věcného břemene – služebnosti</text:p>
          </table:table-cell>
          <table:table-cell office:value-type="string" calcext:value-type="string">
            <text:p>25.07.2016 13:21:47</text:p>
          </table:table-cell>
          <table:table-cell office:value-type="currency" office:currency="CZK" office:value="123843.5" calcext:value-type="currency">
            <text:p><text:s text:c="4"/>123 843,5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Město Brandýs nad Labem-Stará Boleslav</text:p>
          </table:table-cell>
          <table:table-cell office:value-type="string" calcext:value-type="string">
            <text:p>Smlouvu o zřízení věcného břemene – služebnosti</text:p>
          </table:table-cell>
          <table:table-cell office:value-type="string" calcext:value-type="string">
            <text:p>25.07.2016 13:56:41</text:p>
          </table:table-cell>
          <table:table-cell office:value-type="currency" office:currency="CZK" office:value="227517.51" calcext:value-type="currency">
            <text:p><text:s text:c="4"/>227 517,51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Územní pracoviště Střední Čechy (Úřad pro zastupování státu ve věcech majetkových)</text:p>
          </table:table-cell>
          <table:table-cell office:value-type="string" calcext:value-type="string">
            <text:p>id. spoluvlastnický podíl ve výši 1/117 pozemku p.p.č. 469/11 v k.ú. Zvířetice</text:p>
          </table:table-cell>
          <table:table-cell office:value-type="string" calcext:value-type="string">
            <text:p>18.07.2016 15:04:26</text:p>
          </table:table-cell>
          <table:table-cell table:number-columns-repeated="2" table:style-name="ce3"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Územní pracoviště Střední Čechy (Úřad pro zastupování státu ve věcech majetkových)</text:p>
          </table:table-cell>
          <table:table-cell office:value-type="string" calcext:value-type="string">
            <text:p>Smlouva o bezúplatném převodu vlastnického práva k nemovité věci</text:p>
          </table:table-cell>
          <table:table-cell office:value-type="string" calcext:value-type="string">
            <text:p>18.07.2016 14:57:02</text:p>
          </table:table-cell>
          <table:table-cell table:number-columns-repeated="2" table:style-name="ce3"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átní pozemkový úřad</text:p>
          </table:table-cell>
          <table:table-cell office:value-type="string" calcext:value-type="string">
            <text:p>Kupní smlouva</text:p>
          </table:table-cell>
          <table:table-cell office:value-type="string" calcext:value-type="string">
            <text:p>25.07.2016 13:35:27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223950" calcext:value-type="float">
            <text:p>223950</text:p>
          </table:table-cell>
        </table:table-row>
        <table:table-row table:style-name="ro1">
          <table:table-cell office:value-type="string" calcext:value-type="string">
            <text:p>Město Brandýs nad Labem-Stará Boleslav</text:p>
          </table:table-cell>
          <table:table-cell office:value-type="string" calcext:value-type="string">
            <text:p>Smlouvu o zřízení věcného břemene – služebnosti</text:p>
          </table:table-cell>
          <table:table-cell office:value-type="string" calcext:value-type="string">
            <text:p>25.07.2016 13:47:26</text:p>
          </table:table-cell>
          <table:table-cell office:value-type="currency" office:currency="CZK" office:value="263175" calcext:value-type="currency">
            <text:p><text:s text:c="4"/>263 175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ředočeský kraj - rejstřík smluv (Středočeský kraj)</text:p>
          </table:table-cell>
          <table:table-cell office:value-type="string" calcext:value-type="string">
            <text:p>Kupní smlouva - nákup WinPro 10 SNGL (10 balíčků po 10 licencích)</text:p>
          </table:table-cell>
          <table:table-cell office:value-type="string" calcext:value-type="string">
            <text:p>01.07.2016 15:04:08</text:p>
          </table:table-cell>
          <table:table-cell office:value-type="currency" office:currency="CZK" office:value="469117" calcext:value-type="currency">
            <text:p><text:s text:c="4"/>469 117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ředočeský kraj - rejstřík smluv (Středočeský kraj)</text:p>
          </table:table-cell>
          <table:table-cell office:value-type="string" calcext:value-type="string">
            <text:p>Kupní smlouva (licence BACKUP EXEC)</text:p>
          </table:table-cell>
          <table:table-cell office:value-type="string" calcext:value-type="string">
            <text:p>12.07.2016 10:00:58</text:p>
          </table:table-cell>
          <table:table-cell office:value-type="currency" office:currency="CZK" office:value="299899" calcext:value-type="currency">
            <text:p><text:s text:c="4"/>299 899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ČZA <text:s/>Mělník</text:p>
          </table:table-cell>
          <table:table-cell office:value-type="string" calcext:value-type="string">
            <text:p>Nájemní smlouva - pronájme nebytových prostor v obci Mělník</text:p>
          </table:table-cell>
          <table:table-cell office:value-type="string" calcext:value-type="string">
            <text:p>22.07.2016 11:18:40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90120" calcext:value-type="float">
            <text:p>90120</text:p>
          </table:table-cell>
        </table:table-row>
        <table:table-row table:style-name="ro1">
          <table:table-cell office:value-type="string" calcext:value-type="string">
            <text:p>Státní pozemkový úřad</text:p>
          </table:table-cell>
          <table:table-cell office:value-type="string" calcext:value-type="string">
            <text:p>Kupní smlouva</text:p>
          </table:table-cell>
          <table:table-cell office:value-type="string" calcext:value-type="string">
            <text:p>22.07.2016 13:36:34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63710" calcext:value-type="float">
            <text:p>63710</text:p>
          </table:table-cell>
        </table:table-row>
        <table:table-row table:style-name="ro1">
          <table:table-cell office:value-type="string" calcext:value-type="string">
            <text:p>Státní pozemkový úřad</text:p>
          </table:table-cell>
          <table:table-cell office:value-type="string" calcext:value-type="string">
            <text:p>kupní smlouva</text:p>
          </table:table-cell>
          <table:table-cell office:value-type="string" calcext:value-type="string">
            <text:p>26.07.2016 16:35:31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135360" calcext:value-type="float">
            <text:p>135360</text:p>
          </table:table-cell>
        </table:table-row>
        <table:table-row table:style-name="ro1">
          <table:table-cell office:value-type="string" calcext:value-type="string">
            <text:p>Město Kolín</text:p>
          </table:table-cell>
          <table:table-cell office:value-type="string" calcext:value-type="string">
            <text:p>Smlouva o uzavření budoucí kupní smlouvy</text:p>
          </table:table-cell>
          <table:table-cell office:value-type="string" calcext:value-type="string">
            <text:p>26.07.2016 12:01:01</text:p>
          </table:table-cell>
          <table:table-cell table:number-columns-repeated="2" table:style-name="ce3"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átní pozemkový úřad</text:p>
          </table:table-cell>
          <table:table-cell office:value-type="string" calcext:value-type="string">
            <text:p>smlouva o bezúplatném převodu pozemků</text:p>
          </table:table-cell>
          <table:table-cell office:value-type="string" calcext:value-type="string">
            <text:p>15.07.2016 10:36:10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111202.45" calcext:value-type="float">
            <text:p>111202,45</text:p>
          </table:table-cell>
        </table:table-row>
        <table:table-row table:style-name="ro1">
          <table:table-cell office:value-type="string" calcext:value-type="string">
            <text:p>Město Beroun</text:p>
          </table:table-cell>
          <table:table-cell office:value-type="string" calcext:value-type="string">
            <text:p>Kupní smlouva se smlouvou zástavní a s zřízením předkupního práva - prodej pozemků v k.ú. Beroun - golfový areál Na Veselé <text:s/></text:p>
          </table:table-cell>
          <table:table-cell office:value-type="string" calcext:value-type="string">
            <text:p>19.07.2016 10:41:20</text:p>
          </table:table-cell>
          <table:table-cell table:number-columns-repeated="2" office:value-type="currency" office:currency="CZK" office:value="50300000" calcext:value-type="currency">
            <text:p><text:s text:c="3"/>50 300 000,00 CZK</text:p>
          </table:table-cell>
        </table:table-row>
        <table:table-row table:style-name="ro1">
          <table:table-cell office:value-type="string" calcext:value-type="string">
            <text:p>MĚSTO ČERNOŠICE</text:p>
          </table:table-cell>
          <table:table-cell office:value-type="string" calcext:value-type="string">
            <text:p>Plánovací smlouva o poskytnutí příspěvku na technickou infrastrukturu města</text:p>
          </table:table-cell>
          <table:table-cell office:value-type="string" calcext:value-type="string">
            <text:p>19.07.2016 11:11:57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Státní pozemkový úřad</text:p>
          </table:table-cell>
          <table:table-cell office:value-type="string" calcext:value-type="string">
            <text:p>Nájemní smlouva</text:p>
          </table:table-cell>
          <table:table-cell office:value-type="string" calcext:value-type="string">
            <text:p>19.07.2016 19:37:13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127274" calcext:value-type="float">
            <text:p>127274</text:p>
          </table:table-cell>
        </table:table-row>
        <table:table-row table:style-name="ro1">
          <table:table-cell office:value-type="string" calcext:value-type="string">
            <text:p>ČEPRO, a.s.</text:p>
          </table:table-cell>
          <table:table-cell office:value-type="string" calcext:value-type="string">
            <text:p>Smlouva o poskytování telekomunikačních služeb č. 29671 vč. Dodatků 1-7</text:p>
          </table:table-cell>
          <table:table-cell office:value-type="string" calcext:value-type="string">
            <text:p>26.07.2016 15:00:14</text:p>
          </table:table-cell>
          <table:table-cell table:number-columns-repeated="2" table:style-name="ce3"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Česká pošta, s.p.</text:p>
          </table:table-cell>
          <table:table-cell office:value-type="string" calcext:value-type="string">
            <text:p>Rámcová smlouva o poskytování služeb - stravní poukázky</text:p>
          </table:table-cell>
          <table:table-cell office:value-type="string" calcext:value-type="string">
            <text:p>19.07.2016 14:28:18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Územní pracoviště Střední Čechy (Úřad pro zastupování státu ve věcech majetkových)</text:p>
          </table:table-cell>
          <table:table-cell office:value-type="string" calcext:value-type="string">
            <text:p>Smlouva o BÚP vlastnického práva k nemovitým věcem </text:p>
          </table:table-cell>
          <table:table-cell office:value-type="string" calcext:value-type="string">
            <text:p>15.07.2016 12:08:59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142137" calcext:value-type="float">
            <text:p>142137</text:p>
          </table:table-cell>
        </table:table-row>
        <table:table-row table:style-name="ro1">
          <table:table-cell office:value-type="string" calcext:value-type="string">
            <text:p>Město Rakovník</text:p>
          </table:table-cell>
          <table:table-cell office:value-type="string" calcext:value-type="string">
            <text:p>p. p. č. 178</text:p>
          </table:table-cell>
          <table:table-cell office:value-type="string" calcext:value-type="string">
            <text:p>14.07.2016 09:54:25</text:p>
          </table:table-cell>
          <table:table-cell office:value-type="currency" office:currency="CZK" office:value="52000" calcext:value-type="currency">
            <text:p><text:s text:c="4"/>52 00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Státní pozemkový úřad</text:p>
          </table:table-cell>
          <table:table-cell office:value-type="string" calcext:value-type="string">
            <text:p>Protierozní příkop SP1 a rekonstrukce části polní cesty HC3 Mančice</text:p>
          </table:table-cell>
          <table:table-cell office:value-type="string" calcext:value-type="string">
            <text:p>25.07.2016 13:36:21</text:p>
          </table:table-cell>
          <table:table-cell office:value-type="currency" office:currency="CZK" office:value="2973676.12" calcext:value-type="currency">
            <text:p><text:s text:c="3"/>2 973 676,12 CZK</text:p>
          </table:table-cell>
          <table:table-cell office:value-type="currency" office:currency="CZK" office:value="2457583.57" calcext:value-type="currency">
            <text:p><text:s text:c="3"/>2 457 583,57 CZK</text:p>
          </table:table-cell>
        </table:table-row>
        <table:table-row table:style-name="ro1">
          <table:table-cell office:value-type="string" calcext:value-type="string">
            <text:p>Město Beroun</text:p>
          </table:table-cell>
          <table:table-cell office:value-type="string" calcext:value-type="string">
            <text:p>Smlouva o poskytování služeb - úschovna a čekárna</text:p>
          </table:table-cell>
          <table:table-cell office:value-type="string" calcext:value-type="string">
            <text:p>25.07.2016 08:41:32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1020000" calcext:value-type="float">
            <text:p>1020000</text:p>
          </table:table-cell>
        </table:table-row>
        <table:table-row table:style-name="ro1">
          <table:table-cell office:value-type="string" calcext:value-type="string">
            <text:p>Město Kralupy nad Vltavou</text:p>
          </table:table-cell>
          <table:table-cell office:value-type="string" calcext:value-type="string">
            <text:p>opravy a modernizace - vozidlo cisterny JSDH Kralupy, CAS Tatra 815</text:p>
          </table:table-cell>
          <table:table-cell office:value-type="string" calcext:value-type="string">
            <text:p>19.07.2016 07:34:02</text:p>
          </table:table-cell>
          <table:table-cell office:value-type="currency" office:currency="CZK" office:value="383145" calcext:value-type="currency">
            <text:p><text:s text:c="4"/>383 145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Město Sedlčany</text:p>
          </table:table-cell>
          <table:table-cell office:value-type="string" calcext:value-type="string">
            <text:p>Kupní smlouva 1059/1</text:p>
          </table:table-cell>
          <table:table-cell office:value-type="string" calcext:value-type="string">
            <text:p>21.07.2016 10:42:14</text:p>
          </table:table-cell>
          <table:table-cell office:value-type="currency" office:currency="CZK" office:value="271320" calcext:value-type="currency">
            <text:p><text:s text:c="4"/>271 320,00 CZK</text:p>
          </table:table-cell>
          <table:table-cell office:value-type="string" calcext:value-type="string">
            <text:p>Neuvedeno</text:p>
          </table:table-cell>
        </table:table-row>
        <table:table-row table:style-name="ro1">
          <table:table-cell office:value-type="string" calcext:value-type="string">
            <text:p>Hasičský záchranný sbor Středočeského kraje</text:p>
          </table:table-cell>
          <table:table-cell office:value-type="string" calcext:value-type="string">
            <text:p>Halenky a košile pro hasiče</text:p>
          </table:table-cell>
          <table:table-cell office:value-type="string" calcext:value-type="string">
            <text:p>15.07.2016 13:37:53</text:p>
          </table:table-cell>
          <table:table-cell office:value-type="currency" office:currency="CZK" office:value="129794" calcext:value-type="currency">
            <text:p><text:s text:c="4"/>129 794,00 CZK</text:p>
          </table:table-cell>
          <table:table-cell office:value-type="currency" office:currency="CZK" office:value="107267.46" calcext:value-type="currency">
            <text:p><text:s text:c="4"/>107 267,46 CZK</text:p>
          </table:table-cell>
        </table:table-row>
        <table:table-row table:style-name="ro1">
          <table:table-cell office:value-type="string" calcext:value-type="string">
            <text:p>ČESKÝ ROZHLAS</text:p>
          </table:table-cell>
          <table:table-cell office:value-type="string" calcext:value-type="string">
            <text:p>Smlouva o komerčním vysílání</text:p>
          </table:table-cell>
          <table:table-cell office:value-type="string" calcext:value-type="string">
            <text:p>22.07.2016 14:55:09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267000" calcext:value-type="float">
            <text:p>267000</text:p>
          </table:table-cell>
        </table:table-row>
        <table:table-row table:style-name="ro1">
          <table:table-cell office:value-type="string" calcext:value-type="string">
            <text:p>Regionální organizátor pražské integrované dopravy, příspěvková organizace</text:p>
          </table:table-cell>
          <table:table-cell office:value-type="string" calcext:value-type="string">
            <text:p>monitoring médií - poskytování a využívání informací</text:p>
          </table:table-cell>
          <table:table-cell office:value-type="string" calcext:value-type="string">
            <text:p>19.07.2016 13:24:17</text:p>
          </table:table-cell>
          <table:table-cell table:style-name="ce3" office:value-type="string" calcext:value-type="string">
            <text:p>Neuvedeno</text:p>
          </table:table-cell>
          <table:table-cell table:style-name="ce3" office:value-type="float" office:value="360000" calcext:value-type="float">
            <text:p>360000</text:p>
          </table:table-cell>
        </table:table-row>
        <table:table-row table:style-name="ro1">
          <table:table-cell office:value-type="string" calcext:value-type="string">
            <text:p>Armádní Servisní, příspěvková organizace</text:p>
          </table:table-cell>
          <table:table-cell office:value-type="string" calcext:value-type="string">
            <text:p>Smlouva o dodávce tepelné energie</text:p>
          </table:table-cell>
          <table:table-cell office:value-type="string" calcext:value-type="string">
            <text:p>12.07.2016 10:08:46</text:p>
          </table:table-cell>
          <table:table-cell office:value-type="currency" office:currency="CZK" office:value="422148" calcext:value-type="currency">
            <text:p><text:s text:c="4"/>422 148,00 CZK</text:p>
          </table:table-cell>
          <table:table-cell office:value-type="currency" office:currency="CZK" office:value="367085" calcext:value-type="currency">
            <text:p><text:s text:c="4"/>367 085,00 CZ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loext:text> </loext:text>
      <loext:fill-character> </loext:fill-character>
      <number:number number:decimal-places="2" loext:min-decimal-places="2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  <number:currency-symbol>CZK</number:currency-symbol>
    </number:currency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2:24:45.679000000</meta:creation-date>
    <dc:date>2016-07-26T22:28:01.072000000</dc:date>
    <meta:editing-duration>PT3M15S</meta:editing-duration>
    <meta:editing-cycles>1</meta:editing-cycles>
    <meta:document-statistic meta:table-count="1" meta:cell-count="255" meta:object-count="0"/>
    <meta:generator>LibreOffice/5.1.3.2$Windows_X86_64 LibreOffice_project/644e4637d1d8544fd9f56425bd6cec110e49301b</meta:generator>
  </office:meta>
</office:document-meta>
</file>